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425" officeooo:paragraph-rsid="001e8425"/>
    </style:style>
    <style:style style:name="P2" style:family="paragraph" style:parent-style-name="Standard" style:list-style-name="L1">
      <style:text-properties officeooo:rsid="001e8425" officeooo:paragraph-rsid="001e8425"/>
    </style:style>
    <style:style style:name="P3" style:family="paragraph" style:parent-style-name="Standard" style:list-style-name="L1">
      <style:text-properties officeooo:rsid="00203965" officeooo:paragraph-rsid="00203965"/>
    </style:style>
    <style:style style:name="T1" style:family="text">
      <style:text-properties officeooo:rsid="00203965"/>
    </style:style>
    <style:style style:name="T2" style:family="text">
      <style:text-properties officeooo:rsid="002216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tic benefits of genomic selection breeding programmes considering foreign sire contributions</text:p>
      <text:p text:style-name="P1"/>
      <text:list xml:id="list2607895672644552636" text:style-name="L1">
        <text:list-item>
          <text:p text:style-name="P2">subpopulations – different emphasis on selection goal</text:p>
        </text:list-item>
        <text:list-item>
          <text:p text:style-name="P2">few subpopulatinos drive egentic gain – more emphasis on elite bulls through GS, <text:span text:style-name="T1">also better dams – such as Ais</text:span></text:p>
        </text:list-item>
        <text:list-item>
          <text:p text:style-name="P3">other herds – commercially driven – decisions based on management and short-term gain</text:p>
        </text:list-item>
        <text:list-item>
          <text:p text:style-name="P3">aim: how higher genetic gain in subpopulations affect the entire population</text:p>
        </text:list-item>
        <text:list-item>
          <text:p text:style-name="P3">gene flow captures time delay – one breeding state to another (important when comparing long and short GI prorgammes)</text:p>
        </text:list-item>
        <text:list-item>
          <text:p text:style-name="P3">methods: deterministic rescursive model of multiple flows across subpopuations</text:p>
        </text:list-item>
        <text:list-item>
          <text:p text:style-name="P3">flow from active and foreign populations to passive (through sires)</text:p>
        </text:list-item>
        <text:list-item>
          <text:p text:style-name="P3">foreign: manipulated through reliabilityy fo Bvs, change the flow (higher merit subp higher contributions); decrease/increase genetic merit of foreign polp</text:p>
        </text:list-item>
        <text:list-item>
          <text:p text:style-name="P3">10% active subp <text:span text:style-name="T2">(cow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2:01:19.347034993</meta:creation-date>
    <dc:date>2019-07-18T22:23:46.053042523</dc:date>
    <meta:editing-duration>PT1M26S</meta:editing-duration>
    <meta:editing-cycles>1</meta:editing-cycles>
    <meta:document-statistic meta:table-count="0" meta:image-count="0" meta:object-count="0" meta:page-count="1" meta:paragraph-count="10" meta:word-count="127" meta:character-count="868" meta:non-whitespace-character-count="754"/>
    <meta:generator>LibreOffice/5.1.6.2$Linux_X86_64 LibreOffice_project/10m0$Build-2</meta:generator>
  </office:meta>
</office:document-meta>
</file>